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24-01-0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23-01-1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22-01-0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1" calcext:value-type="float">
            <text:p>91.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21-03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20-01-07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19-01-0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2256" calcext:value-type="float">
            <text:p>91.2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19-01-0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2256" calcext:value-type="float">
            <text:p>91.2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18-01-09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17-01-10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16-01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15-01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14-01-07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1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241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